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00000019186CF547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English111 Vivace BT" svg:font-family="'English111 Vivace BT'" style:font-family-generic="roman" style:font-pitch="variable"/>
    <style:font-face style:name="Palatino Linotype" svg:font-family="'Palatino Linotype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007cm" fo:margin-left="0cm" fo:margin-right="-0.007cm" table:align="margins" style:writing-mode="lr-tb"/>
    </style:style>
    <style:style style:name="Tabela1.A" style:family="table-column">
      <style:table-column-properties style:column-width="3.678cm" style:rel-column-width="15056*"/>
    </style:style>
    <style:style style:name="Tabela1.B" style:family="table-column">
      <style:table-column-properties style:column-width="0.212cm" style:rel-column-width="866*"/>
    </style:style>
    <style:style style:name="Tabela1.C" style:family="table-column">
      <style:table-column-properties style:column-width="12.118cm" style:rel-column-width="49613*"/>
    </style:style>
    <style:style style:name="Tabela1.A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Standard" style:master-page-name="">
      <style:paragraph-properties fo:text-align="center" style:justify-single-word="false" style:page-number="auto"/>
    </style:style>
    <style:style style:name="P2" style:family="paragraph" style:parent-style-name="Header">
      <style:paragraph-properties fo:text-align="center" style:justify-single-word="false"/>
      <style:text-properties fo:color="#0000cc" style:text-line-through-style="none" style:font-name="English111 Vivace BT" fo:font-size="18pt" style:text-underline-style="none" style:text-blinking="false" style:font-size-asian="18pt"/>
    </style:style>
    <style:style style:name="P3" style:family="paragraph" style:parent-style-name="Header">
      <style:paragraph-properties fo:text-align="center" style:justify-single-word="false"/>
      <style:text-properties style:font-name="English111 Vivace BT" fo:font-size="18pt" style:font-size-asian="18pt"/>
    </style:style>
    <style:style style:name="P4" style:family="paragraph" style:parent-style-name="Standard">
      <style:text-properties style:font-name="Arial1" fo:font-size="12pt" style:font-size-asian="12pt" style:font-name-complex="Arial2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2pt" style:font-size-asian="12pt" style:font-name-complex="Arial2" style:font-size-complex="12pt"/>
    </style:style>
    <style:style style:name="P6" style:family="paragraph" style:parent-style-name="Standard">
      <style:text-properties style:font-name="Arial1" fo:font-size="12pt" fo:font-weight="bold" style:font-size-asian="12pt" style:font-weight-asian="bold" style:font-name-complex="Arial2" style:font-size-complex="12pt"/>
    </style:style>
    <style:style style:name="P7" style:family="paragraph" style:parent-style-name="Standard">
      <style:text-properties fo:color="#ff0000" style:font-name="Arial1" fo:font-size="14pt" fo:font-weight="bold" style:font-size-asian="14pt" style:font-weight-asian="bold" style:font-name-complex="Arial2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00cc" style:text-line-through-style="none" style:font-name="Arial" fo:font-size="10pt" style:text-underline-style="none" fo:font-weight="bold" style:text-blinking="false" style:font-size-asian="10pt" style:font-weight-asian="bold" style:font-name-complex="Arial2" style:font-size-complex="10pt"/>
    </style:style>
    <style:style style:name="P9" style:family="paragraph" style:parent-style-name="Standard">
      <style:text-properties style:font-name="Arial"/>
    </style:style>
    <style:style style:name="P10" style:family="paragraph" style:parent-style-name="Standard">
      <style:text-properties style:font-name="Arial" fo:font-size="12pt" fo:font-weight="bold" style:font-size-asian="12pt" style:font-weight-asian="bold" style:font-name-complex="Arial2" style:font-size-complex="12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7.5pt" style:font-size-asian="7.5pt" style:font-name-complex="Arial2" style:font-size-complex="7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8"/>
      <text:p text:style-name="P5"/>
      <text:p text:style-name="P4"/>
      <text:p text:style-name="P4"><text:text-input text:description="siglaProcessoExtenso">@@Sigla do Processo Extenso@@</text:text-input> n. <text:text-input text:description="numeroProcesso">@@Número do Processo@@</text:text-input></text:p>
      <text:p text:style-name="P10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9"><text:script script:language="JODScript">&lt;forEach  items="partes" var="p" element="table-row"/&gt;</text:script> <text:text-input text:description="p.getTipo()">Categoria da Parte</text:text-input></text:p>
          </table:table-cell>
          <table:table-cell table:style-name="Tabela1.A1" office:value-type="string">
            <text:p text:style-name="P9">:</text:p>
          </table:table-cell>
          <table:table-cell table:style-name="Tabela1.A1" office:value-type="string">
            <text:p text:style-name="P9"><text:text-input text:description="p.getNome()">Nome da Parte</text:text-input> <text:text-input text:description="p.getComplemento()"/></text:p>
          </table:table-cell>
        </table:table-row>
      </table:table>
      <text:p text:style-name="P6"/>
      <text:p text:style-name="P4">(<text:text-input text:description="unidadeResponsavel">@@Unidade Responsável@@</text:text-input>)</text:p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Arial1" svg:font-family="Arial" style:font-family-generic="roman" style:font-pitch="variable"/>
    <style:font-face style:name="English111 Vivace BT" svg:font-family="'English111 Vivace BT'" style:font-family-generic="roman" style:font-pitch="variable"/>
    <style:font-face style:name="Palatino Linotype" svg:font-family="'Palatino Linotype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language-asian="en" style:country-asian="US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abecalho" style:family="paragraph" style:parent-style-name="Table_20_Contents" style:master-page-name="">
      <style:paragraph-properties fo:margin-left="0cm" fo:margin-right="0cm" fo:line-height="100%" fo:text-indent="0.011cm" style:auto-text-indent="false" style:page-number="auto" fo:background-color="transparent" style:shadow="none">
        <style:tab-stops/>
        <style:background-image/>
      </style:paragraph-properties>
      <style:text-properties fo:font-variant="small-caps" style:font-name="Palatino Linotype" fo:font-size="13pt" fo:letter-spacing="0.007cm" style:letter-kerning="false"/>
    </style:style>
    <style:style style:name="CabecalhoNegrito" style:family="paragraph" style:parent-style-name="Cabecalho">
      <style:text-properties fo:font-weight="bold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">
      <style:paragraph-properties fo:text-align="center" style:justify-single-word="false" style:page-number="auto"/>
    </style:style>
    <style:style style:name="MP2" style:family="paragraph" style:parent-style-name="Header">
      <style:paragraph-properties fo:text-align="center" style:justify-single-word="false"/>
      <style:text-properties fo:color="#0000cc" style:text-line-through-style="none" style:font-name="English111 Vivace BT" fo:font-size="18pt" style:text-underline-style="none" style:text-blinking="false" style:font-size-asian="18pt"/>
    </style:style>
    <style:style style:name="MP3" style:family="paragraph" style:parent-style-name="Header">
      <style:paragraph-properties fo:text-align="center" style:justify-single-word="false"/>
      <style:text-properties style:font-name="English111 Vivace BT" fo:font-size="18pt" style:font-size-asian="18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26449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figura1" text:anchor-type="as-char" svg:width="2.037cm" svg:height="2.037cm" draw:z-index="0"><draw:image xlink:href="Pictures/10000000000001900000019186CF547B.png" xlink:type="simple" xlink:show="embed" xlink:actuate="onLoad"/></draw:frame></text:p>
        <text:p text:style-name="MP3">Supremo Tribunal Federal</text:p>
      </style:header>
    </style:master-page>
    <style:master-page style:name="Converted1" style:page-layout-name="Mpm2"/>
    <style:master-page style:name="Converted2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8$Build-9502</meta:generator>
    <meta:creation-date>2010-12-30T12:52:55</meta:creation-date>
    <dc:date>2011-02-14T18:05:55.95</dc:date>
    <meta:editing-cycles>4</meta:editing-cycles>
    <meta:editing-duration>PT00H01M25S</meta:editing-duration>
    <meta:document-statistic meta:table-count="1" meta:image-count="1" meta:object-count="0" meta:page-count="1" meta:paragraph-count="7" meta:word-count="20" meta:character-count="141"/>
    <meta:user-defined meta:name="Informações 1"/>
    <meta:user-defined meta:name="Informações 2"/>
    <meta:user-defined meta:name="Informações 3"/>
    <meta:user-defined meta:name="Informações 4"/>
  </office:meta>
</office:document-meta>
</file>